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it" fo:country="IT" fo:font-style="normal" fo:text-shadow="none" style:text-underline-style="none" fo:font-weight="normal" style:text-underline-mode="continuous" style:text-line-through-mode="continuous" style:letter-kerning="true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rme di progetto v0.0 <text:s text:c="3"/>18/11/2008 </text:p>
      <text:p text:style-name="Standard"/>
      <text:p text:style-name="Standard">Versioni partendo da 0 a n con numeri interi</text:p>
      <text:p text:style-name="Standard">x.y <text:s text:c="3"/>X versione di rilascio </text:p>
      <text:p text:style-name="Standard"><text:s text:c="9"/>Y versione interna</text:p>
      <text:p text:style-name="Standard"/>
      <text:p text:style-name="Standard">Strumenti di redazione dei documenti:</text:p>
      <text:p text:style-name="Standard"><text:tab/><text:span text:style-name="T1">LyX</text:span> (front-end grafico per LATEX) : permette la forzatura di uno stile grafico appopriato grazie ad una maggiore flessibilità di utilizzo. Si è scelto di utilizzare un front-end grafico per evitare una maggiore curva di apprendimento del linguaggio latex, permette di effettuare le modifiche di formattazione in maniera centralizzata.</text:p>
      <text:p text:style-name="Standard">Per creare un’istanza di documento si utilizzano i template presenti nel repository dell’azienda, specificatamente creati a tal proposito.</text:p>
      <text:p text:style-name="Standard"/>
      <text:p text:style-name="Standard">I documenti saranno redatti in lingua italiana.</text:p>
      <text:p text:style-name="Standard"/>
      <text:p text:style-name="Standard">I termini in corrispondenza diretta con elementi del codice saranno scritti in lingua inglese.<office:annotation><dc:creator>Piero Bizzotto</dc:creator><dc:date>2008-11-18T11:56:06</dc:date><text:p text:style-name="P1"><text:span text:style-name="T2">Rivedere i termini</text:span></text:p></office:annotation></text:p>
      <text:p text:style-name="Standard"/>
      <text:p text:style-name="Standard">Parole presenti nel glossario saranno evidenziate la prima volta che appariranno in un documento.</text:p>
      <text:p text:style-name="Standard"/>
      <text:p text:style-name="Standard">Considerata la sua semplicità d'uso e l'immediatezza che lo caratterizza, abbiamo scelto di utilizzare BOUML v4.7.</text:p>
      <text:p text:style-name="Standard"/>
      <text:p text:style-name="Standard">Per la sua diffusione, utilizzeremo GanttProject per definire il piano di progetto.</text:p>
      <text:p text:style-name="Standard"/>
      <text:p text:style-name="Standard">STRUMENTI DI SVILUPPO</text:p>
      <text:p text:style-name="Standard"/>
      <text:p text:style-name="Standard">Per il versionamento si userà il sistema GIT e come repository comune github.com perchè offre una comoda interfaccia grafica per visualizzare le modifiche effettuate, e non aggiunge costi in quanto gratuito nella sua versione base. Inoltre offre una wiki utilizzabile all'occorrenza.</text:p>
      <text:p text:style-name="Standard">GIT è preferito ad SVN o ad altri sistemi in quanto è decentralizzato, quindi nel caso il repository comune non fosse più disponibile per qualche causa a noi non imputabile, ognuno disporrà comunque di una copia totale di tutta la storia del progetto in ogni sua parte.</text:p>
      <text:p text:style-name="Standard">E' un sistema di comprovata qualità in quanto utilizzato da progetti del calibro del kernel Linux.</text:p>
      <text:p text:style-name="Standard">Infine un membro dell’azienda aveva già dimestichezza con il sistema.</text:p>
      <text:p text:style-name="Standard"/>
      <text:p text:style-name="Standard">Si utilizzerà SourceForge per la pubblicazione del progetto in quanto prerequisito del capitolato d'appalto, compresi gli strumenti per la gestione del ticketing e del tracciamento dei bug messi a disposizione.</text:p>
      <text:p text:style-name="Standard"/>
      <text:p text:style-name="Standard">Per la comunicazione interna all'azienda, si farà uso di Google Groups.</text:p>
      <text:p text:style-name="Standard"/>
      <text:p text:style-name="Standard">Il linguaggi di programmazione <text:s/>?????????????????????<office:annotation><dc:creator>Piero Bizzotto</dc:creator><dc:date>2008-11-18T12:28:18</dc:date><text:p text:style-name="P1"><text:span text:style-name="T2">Linguaggio di programmazione client o server based</text:span></text:p><text:p text:style-name="P1"><text:span text:style-name="T2"/></text:p></office:annotation></text:p>
      <text:p text:style-name="Standard"/>
      <text:p text:style-name="Standard">editor emacs con j2mode</text:p>
      <text:p text:style-name="Standard"/>
      <text:p text:style-name="Standard">S<office:annotation><dc:creator>Piero Bizzotto</dc:creator><dc:date>2008-11-18T12:51:03</dc:date><text:p text:style-name="P1"><text:span text:style-name="T2">NON SERVE ADESSo</text:span></text:p></office:annotation>tile di programmazione:</text:p>
      <text:p text:style-name="Standard">Indentazione con spazio(no tabulazioni)</text:p>
      <text:p text:style-name="Standard">Sempre spazi tra operatori di assegnazione e aritmetici.</text:p>
      <text:p text:style-name="Standard">Parentesi tonda subito dopo il metodo e anche primo argomento subito dopo tale parentesi.</text:p>
      <text:p text:style-name="Standard">Le parentesi graffe vanno aperte sulla stessa linea e chiuse sulla stessa colonna.</text:p>
      <text:p text:style-name="Standard">2 linee vuote tra classi</text:p>
      <text:p text:style-name="Standard"><text:soft-page-break/>Prima istruzione funzione senza riga vuota dopo la dichiarazione della funzione.</text:p>
      <text:p text:style-name="Standard">Non sforare le 80 colonne</text:p>
      <text:p text:style-name="Standard">Commenti: delle funzioni e della classi subito prima della dichiarazione </text:p>
      <text:p text:style-name="Standard">/* */ se lungo</text:p>
      <text:p text:style-name="Standard">// se commento di una riga</text:p>
      <text:p text:style-name="Text_20_body">/*</text:p>
      <text:p text:style-name="Text_20_body"><text:s text:c="2"/>* qua il testo per funzioni e classi, uso questo stile</text:p>
      <text:p text:style-name="Text_20_body"><text:s text:c="2"/>*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iero Bizzotto</meta:initial-creator>
    <meta:creation-date>2008-11-18T11:39:12</meta:creation-date>
    <dc:date>2008-11-18T13:10:44</dc:date>
    <dc:creator>Piero Bizzotto</dc:creator>
    <meta:editing-duration>PT01H15M52S</meta:editing-duration>
    <meta:editing-cycles>6</meta:editing-cycles>
    <meta:generator>OpenOffice.org/3.0$Linux OpenOffice.org_project/300m9$Build-9358</meta:generator>
    <meta:document-statistic meta:table-count="0" meta:image-count="0" meta:object-count="0" meta:page-count="2" meta:paragraph-count="35" meta:word-count="422" meta:character-count="2779"/>
    <meta:user-defined meta:name="Info 1"/>
    <meta:user-defined meta:name="Info 2"/>
    <meta:user-defined meta:name="Info 3"/>
    <meta:user-defined meta:name="Info 4"/>
  </office:meta>
</office:document-meta>
</file>